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Courier New" svg:font-family="'Courier New'" style:font-family-generic="modern"/>
    <style:font-face style:name="Times new roman" svg:font-family="'Times new roman'" style:font-family-generic="roman"/>
    <style:font-face style:name="Lohit Devanagari1" svg:font-family="'Lohit Devanagari', 'Times New Roman'" style:font-pitch="variable"/>
    <style:font-face style:name="Noto Sans CJK SC" svg:font-family="'Noto Sans CJK SC'"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1667in" style:rel-column-width="21845*"/>
    </style:style>
    <style:style style:name="Table1.A1" style:family="table-cell">
      <style:table-cell-properties style:writing-mode="page"/>
    </style:style>
    <style:style style:name="P1" style:family="paragraph" style:parent-style-name="Heading_20_1" style:master-page-name="Standard">
      <style:paragraph-properties style:page-number="auto"/>
      <style:text-properties officeooo:paragraph-rsid="00111a79"/>
    </style:style>
    <style:style style:name="P2" style:family="paragraph" style:parent-style-name="List_20_Paragraph" style:list-style-name="WW8Num3">
      <style:paragraph-properties fo:line-height="100%"/>
    </style:style>
    <style:style style:name="P3" style:family="paragraph" style:parent-style-name="List_20_Paragraph" style:list-style-name="WW8Num2">
      <style:paragraph-properties fo:line-height="100%"/>
    </style:style>
    <style:style style:name="P4" style:family="paragraph" style:parent-style-name="List_20_Paragraph" style:list-style-name="WW8Num4">
      <style:paragraph-properties fo:line-height="100%"/>
    </style:style>
    <style:style style:name="P5" style:family="paragraph" style:parent-style-name="List_20_Paragraph">
      <style:paragraph-properties fo:margin-left="0.5in" fo:margin-right="0in" fo:line-height="100%" fo:text-indent="0.5in" style:auto-text-indent="false"/>
      <style:text-properties style:font-name="Arial Rounded MT Bold" style:font-name-complex="Arial Rounded MT Bold"/>
    </style:style>
    <style:style style:name="P6" style:family="paragraph" style:parent-style-name="List_20_Paragraph">
      <style:paragraph-properties fo:margin-left="1in" fo:margin-right="0in" fo:line-height="100%" fo:text-indent="0in" style:auto-text-indent="false"/>
    </style:style>
    <style:style style:name="P7" style:family="paragraph" style:parent-style-name="List_20_Paragraph" style:list-style-name="WWNum4">
      <style:paragraph-properties fo:margin-left="0in" fo:margin-right="0in" fo:text-indent="0in" style:auto-text-indent="false"/>
      <style:text-properties fo:color="#000000" style:font-name="Times new roman" fo:font-size="12pt" officeooo:paragraph-rsid="00111a79" fo:background-color="#ffffff" style:font-size-asian="12pt" style:font-name-complex="Segoe UI" style:font-size-complex="12pt"/>
    </style:style>
    <style:style style:name="P8" style:family="paragraph" style:parent-style-name="List_20_Paragraph" style:list-style-name="WWNum4">
      <style:paragraph-properties fo:margin-left="0in" fo:margin-right="0in" fo:margin-top="0in" fo:margin-bottom="0.1252in" loext:contextual-spacing="false" fo:line-height="100%" fo:hyphenation-ladder-count="no-limit" fo:text-indent="0in" style:auto-text-indent="false"/>
      <style:text-properties fo:color="#000000" style:font-name="Times new roman" fo:font-size="12pt" officeooo:paragraph-rsid="00111a79" fo:background-color="#ffffff" style:font-size-asian="12pt" style:font-name-complex="Segoe UI" style:font-size-complex="12pt" fo:hyphenate="true" fo:hyphenation-remain-char-count="2" fo:hyphenation-push-char-count="2" loext:hyphenation-no-caps="false"/>
    </style:style>
    <style:style style:name="P9" style:family="paragraph" style:parent-style-name="Standard">
      <style:paragraph-properties fo:line-height="100%"/>
    </style:style>
    <style:style style:name="P10" style:family="paragraph" style:parent-style-name="Standard">
      <style:paragraph-properties fo:line-height="100%"/>
      <style:text-properties style:font-name="Times New Roman" fo:font-size="24pt" fo:font-weight="bold" style:font-size-asian="24pt" style:font-weight-asian="bold" style:font-name-complex="Times New Roman" style:font-size-complex="24pt"/>
    </style:style>
    <style:style style:name="P11" style:family="paragraph" style:parent-style-name="Standard">
      <style:paragraph-properties fo:line-height="100%"/>
      <style:text-properties style:font-name="Arial Rounded MT Bold" style:font-name-complex="Arial Rounded MT Bold"/>
    </style:style>
    <style:style style:name="P12" style:family="paragraph" style:parent-style-name="Standard">
      <style:paragraph-properties fo:line-height="100%"/>
      <style:text-properties style:font-name-complex="Calibri"/>
    </style:style>
    <style:style style:name="P13" style:family="paragraph" style:parent-style-name="Standard">
      <style:paragraph-properties fo:line-height="100%"/>
      <style:text-properties fo:color="#000000" style:font-name="Arial" fo:font-size="10pt" fo:language="en" fo:country="GB" fo:font-weight="bold" style:font-name-asian="Times New Roman" style:font-size-asian="10pt" style:language-asian="en" style:country-asian="GB" style:font-weight-asian="bold" style:font-name-complex="Arial" style:font-size-complex="10pt"/>
    </style:style>
    <style:style style:name="P14" style:family="paragraph" style:parent-style-name="Standard">
      <style:paragraph-properties fo:line-height="100%"/>
      <style:text-properties style:font-name="Times New Roman" fo:font-size="12pt" fo:font-weight="bold" officeooo:paragraph-rsid="00111a79" style:font-size-asian="12pt" style:font-weight-asian="bold" style:font-size-complex="12pt"/>
    </style:style>
    <style:style style:name="P15" style:family="paragraph" style:parent-style-name="Standard">
      <style:paragraph-properties fo:line-height="100%"/>
      <style:text-properties style:font-name="Times New Roman" fo:font-size="12pt" fo:font-style="italic" officeooo:paragraph-rsid="00111a79" style:font-size-asian="12pt" style:font-style-asian="italic" style:font-size-complex="12pt"/>
    </style:style>
    <style:style style:name="P16" style:family="paragraph" style:parent-style-name="Standard">
      <style:paragraph-properties fo:line-height="100%"/>
      <style:text-properties officeooo:paragraph-rsid="00111a79"/>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left="0in" fo:margin-right="0in" fo:line-height="100%" fo:text-indent="0.5in" style:auto-text-indent="false"/>
    </style:style>
    <style:style style:name="P19" style:family="paragraph" style:parent-style-name="Standard">
      <style:paragraph-properties fo:margin-left="0in" fo:margin-right="0in" fo:text-indent="0.5in" style:auto-text-indent="false"/>
      <style:text-properties style:font-name="Arial Rounded MT Bold" style:font-name-complex="Arial Rounded MT Bold"/>
    </style:style>
    <style:style style:name="P20" style:family="paragraph" style:parent-style-name="Standard">
      <style:paragraph-properties fo:margin-left="0in" fo:margin-right="0in" fo:line-height="100%" fo:text-indent="0.5in" style:auto-text-indent="false"/>
      <style:text-properties style:font-name="Arial Rounded MT Bold" style:font-name-complex="Arial Rounded MT Bold"/>
    </style:style>
    <style:style style:name="P21" style:family="paragraph" style:parent-style-name="Standard">
      <style:paragraph-properties fo:margin-left="0.5in" fo:margin-right="0in" fo:line-height="100%" fo:text-indent="0in" style:auto-text-indent="false"/>
    </style:style>
    <style:style style:name="P22" style:family="paragraph" style:parent-style-name="Standard">
      <style:paragraph-properties fo:margin-left="0.5in" fo:margin-right="0in" fo:line-height="100%" fo:text-indent="0in" style:auto-text-indent="false"/>
      <style:text-properties style:font-name="Arial Rounded MT Bold" style:font-name-complex="Arial Rounded MT Bold"/>
    </style:style>
    <style:style style:name="P23" style:family="paragraph" style:parent-style-name="Standard">
      <style:paragraph-properties fo:margin-left="0.4925in" fo:margin-right="0in" fo:line-height="100%" fo:text-indent="0in" style:auto-text-indent="false"/>
    </style:style>
    <style:style style:name="P24" style:family="paragraph" style:parent-style-name="Standard">
      <style:paragraph-properties fo:margin-top="0in" fo:margin-bottom="0.0835in" loext:contextual-spacing="false" fo:line-height="100%"/>
    </style:style>
    <style:style style:name="P25" style:family="paragraph" style:parent-style-name="Standard">
      <style:paragraph-properties fo:margin-left="0.25in" fo:margin-right="0in" fo:line-height="100%" fo:text-indent="0in" style:auto-text-indent="false"/>
    </style:style>
    <style:style style:name="P26" style:family="paragraph" style:parent-style-name="Standard">
      <style:paragraph-properties fo:margin-left="0.25in" fo:margin-right="0in" fo:line-height="100%" fo:text-indent="0in" style:auto-text-indent="false"/>
      <style:text-properties style:text-underline-style="solid" style:text-underline-width="auto" style:text-underline-color="font-color"/>
    </style:style>
    <style:style style:name="P27" style:family="paragraph" style:parent-style-name="Standard">
      <style:paragraph-properties fo:margin-top="0in" fo:margin-bottom="0.1252in" loext:contextual-spacing="false" fo:line-height="100%" fo:hyphenation-ladder-count="no-limit"/>
      <style:text-properties fo:hyphenate="true" fo:hyphenation-remain-char-count="2" fo:hyphenation-push-char-count="2" loext:hyphenation-no-caps="false"/>
    </style:style>
    <style:style style:name="P28" style:family="paragraph" style:parent-style-name="Standard">
      <style:paragraph-properties fo:margin-top="0in" fo:margin-bottom="0.1252in" loext:contextual-spacing="false" fo:line-height="100%" fo:hyphenation-ladder-count="no-limit"/>
      <style:text-properties fo:color="#000000" style:font-name="Arial" fo:font-size="10pt" fo:language="en" fo:country="GB" fo:font-weight="bold" style:font-name-asian="Times New Roman" style:font-size-asian="10pt" style:language-asian="en" style:country-asian="GB" style:font-weight-asian="bold" style:font-name-complex="Arial" style:font-size-complex="10pt" fo:hyphenate="true" fo:hyphenation-remain-char-count="2" fo:hyphenation-push-char-count="2" loext:hyphenation-no-caps="false"/>
    </style:style>
    <style:style style:name="P29" style:family="paragraph" style:parent-style-name="Standard">
      <style:paragraph-properties fo:margin-top="0in" fo:margin-bottom="0.1252in" loext:contextual-spacing="false" fo:line-height="100%" fo:hyphenation-ladder-count="no-limit"/>
      <style:text-properties fo:color="#000000" style:font-name="Arial" fo:font-size="10pt" fo:language="en" fo:country="GB" fo:font-weight="bold" officeooo:paragraph-rsid="00111a79" style:font-name-asian="Times New Roman" style:font-size-asian="10pt" style:language-asian="en" style:country-asian="GB" style:font-weight-asian="bold" style:font-name-complex="Arial" style:font-size-complex="10pt" fo:hyphenate="true" fo:hyphenation-remain-char-count="2" fo:hyphenation-push-char-count="2" loext:hyphenation-no-caps="false"/>
    </style:style>
    <style:style style:name="P30" style:family="paragraph" style:parent-style-name="Standard">
      <style:paragraph-properties fo:margin-top="0in" fo:margin-bottom="0.1252in" loext:contextual-spacing="false" fo:line-height="100%" fo:hyphenation-ladder-count="no-limit"/>
      <style:text-properties fo:color="#000000" style:font-name="Arial" fo:font-size="10pt" fo:language="en" fo:country="GB" style:font-name-asian="Times New Roman" style:font-size-asian="10pt" style:language-asian="en" style:country-asian="GB" style:font-name-complex="Arial" style:font-size-complex="10pt" fo:hyphenate="true" fo:hyphenation-remain-char-count="2" fo:hyphenation-push-char-count="2" loext:hyphenation-no-caps="false"/>
    </style:style>
    <style:style style:name="P31" style:family="paragraph" style:parent-style-name="Standard">
      <style:paragraph-properties fo:margin-top="0in" fo:margin-bottom="0.1252in" loext:contextual-spacing="false" fo:line-height="100%" fo:hyphenation-ladder-count="no-limit"/>
      <style:text-properties fo:color="#000000" style:font-name="Times New Roman" fo:font-size="12pt" fo:language="en" fo:country="GB" fo:font-style="italic" officeooo:paragraph-rsid="00111a79" style:font-name-asian="Times New Roman1" style:font-size-asian="12pt" style:language-asian="en" style:country-asian="GB" style:font-style-asian="italic" style:font-size-complex="12pt" fo:hyphenate="true" fo:hyphenation-remain-char-count="2" fo:hyphenation-push-char-count="2" loext:hyphenation-no-caps="false"/>
    </style:style>
    <style:style style:name="P32" style:family="paragraph" style:parent-style-name="Standard">
      <style:paragraph-properties fo:margin-top="0in" fo:margin-bottom="0.1252in" loext:contextual-spacing="false" fo:line-height="100%" fo:hyphenation-ladder-count="no-limit"/>
      <style:text-properties fo:color="#000000" style:font-name="Times New Roman" fo:font-size="12pt" fo:font-style="italic" officeooo:paragraph-rsid="00111a79" fo:background-color="#ffffff" style:font-size-asian="12pt" style:font-style-asian="italic" style:font-size-complex="12pt" fo:hyphenate="true" fo:hyphenation-remain-char-count="2" fo:hyphenation-push-char-count="2" loext:hyphenation-no-caps="false"/>
    </style:style>
    <style:style style:name="P33" style:family="paragraph" style:parent-style-name="Standard">
      <style:paragraph-properties fo:margin-top="0in" fo:margin-bottom="0.1252in" loext:contextual-spacing="false" fo:line-height="100%" fo:hyphenation-ladder-count="no-limit"/>
      <style:text-properties fo:color="#000000" style:font-name="Times New Roman" fo:font-size="12pt" officeooo:paragraph-rsid="00111a79" fo:background-color="#ffffff" style:font-size-asian="12pt" style:font-size-complex="12pt" fo:hyphenate="true" fo:hyphenation-remain-char-count="2" fo:hyphenation-push-char-count="2" loext:hyphenation-no-caps="false"/>
    </style:style>
    <style:style style:name="P34" style:family="paragraph" style:parent-style-name="Standard">
      <style:paragraph-properties fo:margin-top="0in" fo:margin-bottom="0.1252in" loext:contextual-spacing="false" fo:line-height="100%" fo:hyphenation-ladder-count="no-limit"/>
      <style:text-properties fo:color="#000000" style:font-name="Times New Roman" fo:font-size="12pt" officeooo:rsid="0006ad04" officeooo:paragraph-rsid="00111a79" fo:background-color="#ffffff" style:font-size-asian="12pt" style:font-size-complex="12pt" fo:hyphenate="true" fo:hyphenation-remain-char-count="2" fo:hyphenation-push-char-count="2" loext:hyphenation-no-caps="false"/>
    </style:style>
    <style:style style:name="P35" style:family="paragraph" style:parent-style-name="Standard">
      <style:paragraph-properties fo:margin-top="0in" fo:margin-bottom="0.1252in" loext:contextual-spacing="false" fo:line-height="100%" fo:hyphenation-ladder-count="no-limit"/>
      <style:text-properties fo:color="#000000" style:font-name="Times New Roman" fo:font-size="12pt" officeooo:rsid="00082045" officeooo:paragraph-rsid="00111a79" fo:background-color="#ffffff" style:font-size-asian="12pt" style:font-size-complex="12pt" fo:hyphenate="true" fo:hyphenation-remain-char-count="2" fo:hyphenation-push-char-count="2" loext:hyphenation-no-caps="false"/>
    </style:style>
    <style:style style:name="P36" style:family="paragraph" style:parent-style-name="Standard">
      <style:paragraph-properties fo:margin-top="0in" fo:margin-bottom="0.1252in" loext:contextual-spacing="false" fo:line-height="100%" fo:text-align="center" style:justify-single-word="false" fo:hyphenation-ladder-count="no-limit"/>
      <style:text-properties fo:color="#000000" style:font-name="Times New Roman" fo:font-size="12pt" fo:font-weight="bold" officeooo:paragraph-rsid="00111a79" fo:background-color="#ffffff" style:font-size-asian="12pt" style:font-weight-asian="bold" style:font-size-complex="12pt" fo:hyphenate="true" fo:hyphenation-remain-char-count="2" fo:hyphenation-push-char-count="2" loext:hyphenation-no-caps="false"/>
    </style:style>
    <style:style style:name="P37" style:family="paragraph" style:parent-style-name="Standard">
      <style:paragraph-properties fo:margin-top="0in" fo:margin-bottom="0.1252in" loext:contextual-spacing="false" fo:line-height="100%" fo:hyphenation-ladder-count="no-limit"/>
      <style:text-properties officeooo:paragraph-rsid="00111a79" fo:hyphenate="true" fo:hyphenation-remain-char-count="2" fo:hyphenation-push-char-count="2" loext:hyphenation-no-caps="false"/>
    </style:style>
    <style:style style:name="P38" style:family="paragraph" style:parent-style-name="Standard" style:master-page-name="Standard">
      <style:paragraph-properties fo:line-height="100%" style:page-number="auto"/>
      <style:text-properties style:font-name="Times New Roman" fo:font-size="24pt" fo:font-weight="bold" style:font-size-asian="24pt" style:font-weight-asian="bold" style:font-name-complex="Times New Roman" style:font-size-complex="24pt"/>
    </style:style>
    <style:style style:name="T1" style:family="text">
      <style:text-properties fo:font-weight="bold" style:font-weight-asian="bold"/>
    </style:style>
    <style:style style:name="T2" style:family="text">
      <style:text-properties style:font-name="Times New Roman" fo:font-size="24pt" fo:font-weight="bold" style:font-size-asian="24pt" style:font-weight-asian="bold" style:font-name-complex="Times New Roman" style:font-size-complex="24pt"/>
    </style:style>
    <style:style style:name="T3" style:family="text">
      <style:text-properties style:font-name="Arial Rounded MT Bold" style:font-name-complex="Arial Rounded MT Bold"/>
    </style:style>
    <style:style style:name="T4" style:family="text">
      <style:text-properties style:font-name="Arial Rounded MT Bold" style:font-name-asian="Calibri" style:font-name-complex="Arial Rounded MT Bold"/>
    </style:style>
    <style:style style:name="T5" style:family="text">
      <style:text-properties style:font-name="Arial Rounded MT Bold" style:font-name-complex="Courier New"/>
    </style:style>
    <style:style style:name="T6" style:family="text">
      <style:text-properties style:text-underline-style="solid" style:text-underline-width="auto" style:text-underline-color="font-color"/>
    </style:style>
    <style:style style:name="T7" style:family="text">
      <style:text-properties style:font-name-complex="Calibri"/>
    </style:style>
    <style:style style:name="T8" style:family="text">
      <style:text-properties style:font-name="Wingdings" style:font-name-asian="Wingdings" style:font-name-complex="Wingdings"/>
    </style:style>
    <style:style style:name="T9" style:family="text">
      <style:text-properties fo:color="#000000" style:font-name="Arial" fo:font-size="10pt" fo:language="en" fo:country="GB" fo:font-weight="bold" style:font-name-asian="Times New Roman" style:font-size-asian="10pt" style:language-asian="en" style:country-asian="GB" style:font-weight-asian="bold" style:font-name-complex="Arial" style:font-size-complex="10pt"/>
    </style:style>
    <style:style style:name="T10" style:family="text">
      <style:text-properties fo:color="#000000" style:font-name="Arial" fo:font-size="10pt" fo:language="en" fo:country="GB" style:font-name-asian="Times New Roman" style:font-size-asian="10pt" style:language-asian="en" style:country-asian="GB" style:font-name-complex="Arial" style:font-size-complex="10pt"/>
    </style:style>
    <style:style style:name="T11" style:family="text">
      <style:text-properties fo:color="#000000" style:font-name="Times New Roman" fo:font-size="12pt" fo:language="en" fo:country="GB" fo:font-weight="bold" style:font-name-asian="Times New Roman1" style:font-size-asian="12pt" style:language-asian="en" style:country-asian="GB" style:font-weight-asian="bold" style:font-size-complex="12pt"/>
    </style:style>
    <style:style style:name="T12" style:family="text">
      <style:text-properties fo:color="#000000" style:font-name="Times New Roman" fo:font-size="12pt" fo:language="en" fo:country="GB" style:font-name-asian="Times New Roman1" style:font-size-asian="12pt" style:language-asian="en" style:country-asian="GB" style:font-size-complex="12pt"/>
    </style:style>
    <style:style style:name="T13" style:family="text">
      <style:text-properties fo:color="#000000" style:font-name="Times New Roman" fo:font-size="12pt" fo:font-weight="bold" fo:background-color="#ffffff" loext:char-shading-value="0" style:font-size-asian="12pt" style:font-weight-asian="bold" style:font-size-complex="12pt"/>
    </style:style>
    <style:style style:name="T14" style:family="text">
      <style:text-properties fo:color="#000000" style:font-name="Times New Roman" fo:font-size="12pt" fo:background-color="#ffffff" loext:char-shading-value="0" style:font-size-asian="12pt" style:font-size-complex="12pt"/>
    </style:style>
    <style:style style:name="T15" style:family="text">
      <style:text-properties fo:color="#000000" style:font-name="Times New Roman" fo:font-size="12pt" officeooo:rsid="0006ad04" fo:background-color="#ffffff" loext:char-shading-value="0" style:font-size-asian="12pt" style:font-size-complex="12pt"/>
    </style:style>
    <style:style style:name="T16" style:family="text">
      <style:text-properties fo:color="#000000" style:font-name="Times New Roman" fo:font-size="12pt" officeooo:rsid="00082045" fo:background-color="#ffffff" loext:char-shading-value="0" style:font-size-asian="12pt" style:font-size-complex="12pt"/>
    </style:style>
    <style:style style:name="T17" style:family="text">
      <style:text-properties style:use-window-font-color="true" style:font-name="Times New Roman" fo:font-size="18pt" fo:font-weight="bold" style:font-size-asian="18pt" style:font-weight-asian="bold" style:font-name-complex="Times New Roman1" style:font-size-complex="18pt"/>
    </style:style>
    <style:style style:name="T18" style:family="text">
      <style:text-properties style:font-name="Times New Roman" fo:font-size="12pt" fo:font-weight="bold" style:font-size-asian="12pt" style:font-weight-asian="bold" style:font-size-complex="12pt"/>
    </style:style>
    <style:style style:name="T19" style:family="text">
      <style:text-properties style:font-name="Times New Roman" fo:font-size="12pt" style:font-size-asian="12pt" style:font-size-complex="12pt"/>
    </style:style>
    <style:style style:name="T20" style:family="text">
      <style:text-properties style:font-name="Times New Roman" fo:font-size="12pt" fo:font-style="italic" style:font-size-asian="12pt" style:font-style-asian="italic"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HOWTO: Install CoovaChilli on a Raspberry Pi using Raspbian, FreeRADIUS and MySQL</text:p>
      <text:p text:style-name="P10"/>
      <text:h text:style-name="Heading_20_1" text:outline-level="1">Introduction</text:h>
      <text:p text:style-name="P9">I was in need of another project. <text:s/>I should probably just stop here...but I feel I need to provide a rationale for doing this (mainly for myself or perhaps my wife because of the time I put into these “projects”).</text:p>
      <text:p text:style-name="P9">Anyway, here goes my (shabby) rationale….like many of you my wife and I get lots of visitors who want internet access for their many devices while they’re staying with us and because of this I’m constantly giving out my wireless password. <text:s/>I have a separate network for guests already that isolates them from my primary internal network where my fileserver, etc, is located so guests don’t have access to anything important. <text:s/>To deal with this I could either take the easy route or the fun route. <text:s/>The easy route: simply just change my wireless password on a regular basis or after guests leave…but why do that when you could do it the fun way? <text:s/>Set up a wireless hotspot and have a new project!</text:p>
      <text:p text:style-name="P9">After you’ve gone through this, please feel free to modify and improve upon this document.</text:p>
      <text:p text:style-name="P17"/>
      <text:h text:style-name="Heading_20_1" text:outline-level="1">The Intended Audience</text:h>
      <text:p text:style-name="P9">The intended audience for this howto are people fairly new to linux and who have purchased the Raspberry Pi as an educational tool. As such, I go into a fair amount of detail so that the beginner can follow the steps and get to a working hotspot. <text:s/>The beginner can then go back once it is installed and try to understand in more detail what just happened.</text:p>
      <text:p text:style-name="P9">Despite the focus being for beginners anyone can use this; there are likely a few areas where the more advanced user may choose to deviate or do things a little differently but that’s what this is all about – learning and having fun doing it.</text:p>
      <text:p text:style-name="P9"/>
      <text:h text:style-name="Heading_20_1" text:outline-level="1">An Overview of the Process</text:h>
      <text:p text:style-name="P9"><text:soft-page-break/>At a very high level the following are the steps required to take your fresh Raspbian install to a working CoovaChilli-powered hotspot. </text:p>
      <text:p text:style-name="P9">Step 1:<text:tab/>Install the required software. </text:p>
      <text:p text:style-name="P9">Step 2:<text:tab/>Configure how your network is setup to get your WAN and LAN working to support a hotspot.</text:p>
      <text:p text:style-name="P9">Step 3:<text:tab/>Configure MySQL. <text:s/>This will be where you store your usernames and any restrictions you will place upon any users, etc.</text:p>
      <text:p text:style-name="P9">Step 4:<text:tab/>Configure FreeRADIUS. <text:s/>In this step we also need to configure FreeRADIUS to work with MySQL so these two programs can work together.</text:p>
      <text:p text:style-name="P9">Step 5:<text:tab/>Install and configure CoovaChilli. <text:s/>On the Raspberry Pi you need to compile CoovaChilli from its source package and then install the resulting .deb file. <text:s/>Once installed, we’ll configure it to work together with the other installed software.</text:p>
      <text:p text:style-name="P9">Step 6: Configure the firewall.</text:p>
      <text:p text:style-name="P9">Step 7:<text:tab/>Set up your Access Point so your hotspot users can access it.</text:p>
      <text:p text:style-name="P9">Step 8: Set up users and add restrictions</text:p>
      <text:p text:style-name="P9"/>
      <text:h text:style-name="Heading_20_1" text:outline-level="1">A Few Things First</text:h>
      <text:p text:style-name="P9">There are a few things that require an honourary mention:</text:p>
      <text:list xml:id="list2144844738" text:style-name="WW8Num3">
        <text:list-item>
          <text:p text:style-name="P2">Obviously, you will need a Raspberry Pi – I’ve only tested this on a model B. <text:s/>I haven’t tweaked the Pi in any way (i.e., no overclocking, etc). It’s also important to mention that I’ve installed everything on my Pi. <text:s/>It is possible to set this up on your router or on separate devices but this is beyond the scope of this howto.</text:p>
        </text:list-item>
        <text:list-item>
          <text:p text:style-name="P2">To make CoovaChilli work on any system you need to have two Network Interface Controllers or NICs. <text:s/>Since the Pi only has one LAN port we need to physically add another and in this case it is simple and inexpensive to use a wireless dongle as our second NIC.</text:p>
        </text:list-item>
        <text:list-item>
          <text:p text:style-name="P2">For the wireless dongle I’m using the Edimax EW-7811un (however, check the Raspberry Pi compatibility list for others). <text:s/>The only reason I chose this one is that it was small and didn’t require a powered USB hub to work but the downside is it is slow.</text:p>
        </text:list-item>
        <text:list-item>
          <text:p text:style-name="P2">The operating system I used was: 2013-07-26-wheezy-raspbian and it is available to download at raspberrypi.org.</text:p>
        </text:list-item>
        <text:list-item>
          <text:p text:style-name="P2">With the exception of a few packages which, I’ll tell you about when we get to it, I used the standard repository to download and install the required binary packages (i.e., .deb files). </text:p>
        </text:list-item>
        <text:list-item>
          <text:p text:style-name="P2">As a suggestion, before modifying any of the configuration files I would encourage you to make a backup copy in case you need or want to go back to them. <text:s/>For the most part the default configurations just work. <text:s/>You <text:soft-page-break/>obviously need to tweak them to your specific system but generally these are fairly minor. <text:s/>If you want to have a more advanced set up then I’ll leave that to you to do further research.</text:p>
        </text:list-item>
        <text:list-item>
          <text:p text:style-name="P2">A wireless router that is configurable to the required specs (defined below). </text:p>
        </text:list-item>
        <text:list-item>
          <text:p text:style-name="P2">If you run into problems throughout this howto I would encourage you to run the different programs in their debug mode to see what error is showing.</text:p>
        </text:list-item>
        <text:list-item>
          <text:p text:style-name="P2">You will need to have root access to work through this process.</text:p>
        </text:list-item>
        <text:list-item>
          <text:p text:style-name="P2">Some nomenclature: <text:s/>$ means a non-root user while # means a root user</text:p>
        </text:list-item>
        <text:list-item>
          <text:p text:style-name="P2">The text editor I’m using is nano as it comes preinstalled and is a fairly lightweight basic editor that is easy to use and learn.</text:p>
        </text:list-item>
        <text:list-item>
          <text:p text:style-name="P2">Create a root user as it will be required for this howto. </text:p>
        </text:list-item>
        <text:list-item>
          <text:p text:style-name="P2">The following text, used throughout the document, means that you need to enter this into the command line. <text:s/>So in keeping with the previous bullet let’s start by creating the root user:</text:p>
        </text:list-item>
      </text:list>
      <text:p text:style-name="P5">$ sudo passwd root</text:p>
      <text:p text:style-name="P11"/>
      <text:h text:style-name="Heading_20_1" text:outline-level="1">The Steps</text:h>
      <text:h text:style-name="Heading_20_2" text:outline-level="2">Step 1: Install the Required Software</text:h>
      <text:p text:style-name="P9">The software you need to download and install in this section comes from the repositories only. <text:s/>When we need to download and compile the source packages we’ll go through that in those sections. <text:s/>The only assumption at this point is that you have a newly installed and working Raspbian command line with internet access.</text:p>
      <text:p text:style-name="P9">First, update the software that came with the standard install:</text:p>
      <text:p text:style-name="P20">$ sudo apt-get update &amp;&amp; sudo apt-get upgrade</text:p>
      <text:p text:style-name="P11"/>
      <text:p text:style-name="P9">Install the required packages used for building packages from source (we’ll need these later):</text:p>
      <text:p text:style-name="P20">$ sudo apt-get install debhelper libssl-dev libcurl4-gnutls-dev</text:p>
      <text:p text:style-name="P11"/>
      <text:p text:style-name="P9">Install the packages we’ll be using in conjunction with CoovaChilli:</text:p>
      <text:p text:style-name="P20">$ sudo apt-get install mysql-server freeradius freeradius-mysql</text:p>
      <text:p text:style-name="P11"/>
      <text:p text:style-name="P9">A couple of points to make:</text:p>
      <text:list xml:id="list1372459525" text:style-name="WW8Num2">
        <text:list-item>
          <text:p text:style-name="P3">When installing MySQL you will be asked to enter a root password – please remember this as you will be using this several times throughout this FAQ.</text:p>
        </text:list-item>
        <text:list-item>
          <text:p text:style-name="P3"><text:soft-page-break/>During the installation process of FreeRADIUS there will come a point where it generates Diffie-Hellman (DH) parameters – the time it takes to compute these is highly variable but typically this is a time to grab a coffee as it will likely take a while.</text:p>
        </text:list-item>
        <text:list-item>
          <text:p text:style-name="P3">With the exception of two packages (CoovaChilli and haserl) we now have everything we need.</text:p>
        </text:list-item>
      </text:list>
      <text:p text:style-name="P9"/>
      <text:p text:style-name="P9"/>
      <text:p text:style-name="P12"><text:s/></text:p>
      <text:h text:style-name="Heading_20_2" text:outline-level="2">Step 2: Networking</text:h>
      <text:p text:style-name="P9">The purpose of this section is to set up your network interfaces appropriately so that one interface connects to the internet and the other interface is set up so that it can be used by CoovaChilli to manage your hotspot clients.</text:p>
      <text:p text:style-name="P9">As stated previously, CoovaChilli requires 2 NICs and therefore we need to setup our networking for two NICs. <text:s/>In this case the assumption is that you have a wireless dongle plugged in and recognized by your Pi that will serve as our second NIC.</text:p>
      <text:p text:style-name="P9">We’ll set it up so your internet connection comes from the wireless dongle represented by wlan0 and the wired interface (eth0) will be managed by CoovaChilli. <text:s/>This is probably the simplest setup – the reverse has other complications that are beyond the scope of this howto.</text:p>
      <text:p text:style-name="P20">$ sudo nano /etc/network/interfaces</text:p>
      <text:p text:style-name="P9">Modify the file to look like this: <text:s/>(remember to back up your original file)</text:p>
      <text:p text:style-name="P9"/>
      <text:p text:style-name="P17">auto lo</text:p>
      <text:p text:style-name="P17">iface lo inet loopback</text:p>
      <text:p text:style-name="P9"/>
      <text:p text:style-name="P9"># eth0 is the wired interface that will be managed by CoovaChilli</text:p>
      <text:p text:style-name="P9"># The ip address listed below will be entered into the file /etc/chilli/defaults and assigned to the variable # HS_UAMLISTEN=10.1.1.1 and the network address will be assigned to $HS_NETWORK=10.1.1.0, HS_LANIF = eth0</text:p>
      <text:p text:style-name="P9"># CoovaChilli isn’t even installed yet so don’t worry too much about this – it’s more for your information at this point and for reference when you look back to see how everything fits together.</text:p>
      <text:p text:style-name="P17">auto eth0</text:p>
      <text:p text:style-name="P17">iface eth0 inet static</text:p>
      <text:p text:style-name="P17"><text:tab/>address 10.1.1.1</text:p>
      <text:p text:style-name="P17"><text:tab/>netmask 255.255.255.0</text:p>
      <text:p text:style-name="P17"><text:tab/>network 10.1.1.0</text:p>
      <text:p text:style-name="P9"/>
      <text:p text:style-name="P9"><text:soft-page-break/># The primary internet connection</text:p>
      <text:p text:style-name="P9"># Given that wlan0 is the primary internet connection then later in the file /etc/chilli/defaults we set the variable HS_WANIF=wlan0</text:p>
      <text:p text:style-name="P17">auto wlan0</text:p>
      <text:p text:style-name="P17">allow-hotplug wlan0</text:p>
      <text:p text:style-name="P17">iface wlan0 inet manual</text:p>
      <text:p text:style-name="P17">wpa-roam /etc/wpa_supplicant/wpa_supplicant.conf</text:p>
      <text:p text:style-name="P17">iface wlan0 inet dhcp</text:p>
      <text:p text:style-name="P17"><text:tab/>wpa-ssid “YourSSID”</text:p>
      <text:p text:style-name="P17"><text:tab/>wpa-psk “YourPassword”</text:p>
      <text:p text:style-name="P9"/>
      <text:p text:style-name="P9">Now we need to edit the wpa_supplicant.conf file:</text:p>
      <text:p text:style-name="P20">$ sudo nano /etc/wpa_supplicant/wpa_supplicant.conf</text:p>
      <text:p text:style-name="P9">The following set up assumes you are connected to your router using WPA/2-PSK mode. <text:s/>I use AES as it is more secure and faster so I would strongly encourage you to use it over TKIP. <text:s/>Add this to the end of the file:</text:p>
      <text:p text:style-name="P17">network={</text:p>
      <text:p text:style-name="P17"><text:tab/>ssid=”YourSSID”</text:p>
      <text:p text:style-name="P17"><text:tab/>psk=”YourPassword”</text:p>
      <text:p text:style-name="P17"><text:tab/>proto=RSN</text:p>
      <text:p text:style-name="P17"><text:tab/>key-mgmt=WPA-PSK</text:p>
      <text:p text:style-name="P17"><text:tab/>pairwise=CCMP</text:p>
      <text:p text:style-name="P17"><text:tab/>auth_alg=OPEN</text:p>
      <text:p text:style-name="P17">}</text:p>
      <text:p text:style-name="P17"/>
      <text:p text:style-name="P9">When you’re done you can restart the networking service:</text:p>
      <text:p text:style-name="P20">$ sudo /etc/init.d/networking restart</text:p>
      <text:p text:style-name="P20">$ ifconfig</text:p>
      <text:p text:style-name="P9">You should see that wlan0 has an IP address from your wireless router (confirm this). <text:s/>You should also see that the eth0 interface has been assigned an IP address of 10.1.1.1. <text:s/>If this is not the case then reboot your pi (for whatever reason I had to do this once for it to pick up the change – strange).</text:p>
      <text:p text:style-name="P9"/>
      <text:h text:style-name="Heading_20_2" text:outline-level="2">Step 3: Configure MySQL</text:h>
      <text:p text:style-name="P9">We’ve already installed MySQL in step one so now we’re ready to configure it. <text:s/>This is where you’ll need the MySQL root password you created during the installation of MySQL.</text:p>
      <text:p text:style-name="P9">For most of this howto you can save yourself time from typing ‘sudo’ before every command by switching to the root user.</text:p>
      <text:p text:style-name="P20">$ su root</text:p>
      <text:p text:style-name="P9"><text:soft-page-break/>Create a MySQL database called ‘radius’:</text:p>
      <text:p text:style-name="P20"># echo “create database radius;” | mysql –u root –p</text:p>
      <text:p text:style-name="P9"><text:span text:style-name="T1">OR</text:span>, you can do this</text:p>
      <text:p text:style-name="P20"># mysql –u root –p</text:p>
      <text:p text:style-name="P20">mysql&gt; create database radius;</text:p>
      <text:p text:style-name="P20">mysql&gt; quit</text:p>
      <text:p text:style-name="P9">The reason I showed you this alternative is because when you want to come back later to check, edit, update, delete, or what have you, the contents of the tables in the radius database then it’s easier to do it the second way. <text:s/>The first way is simple and efficient as you’re only using one line but you will need to get familiar with MySQL if you want to build on this howto. </text:p>
      <text:p text:style-name="P9">Create the tables in the new radius database you just set up. <text:s/>For this step (i.e., schema.sql) you must be the root user – even sudo doesn’t work.</text:p>
      <text:p text:style-name="P20"># mysql –u root –p radius &lt; /etc/freeradius/sql/mysql/schema.sql</text:p>
      <text:p text:style-name="P20"># mysql –u root –p radius &lt; /etc/freeradius/sql/mysql/admin.sql</text:p>
      <text:p text:style-name="P11"/>
      <text:p text:style-name="P9">Create a user. <text:s/>This is a test user who will login to your CoovaChilli hotspot account later.</text:p>
      <text:p text:style-name="P22"># echo “insert into radcheck (username, attribute, op, value) values (‘user1’, ‘Cleartext-Password’, ‘:=’, ‘password’);” | mysql –u root –p radius</text:p>
      <text:p text:style-name="P11"/>
      <text:h text:style-name="Heading_20_2" text:outline-level="2">Step 4: Configure FreeRADIUS</text:h>
      <text:p text:style-name="P9">The first step is to configure FreeRADIUS to use the MySQL database you just set up. <text:s/>FreeRADIUS comes configured to essentially work out of the box; however, the default setup is to use flat files rather than to use MySQL. <text:s/>Much of this section is used to get FreeRADIUS to use MySQL. <text:s/>Oh yeah, the binary version of FreeRADIUS that is installed from the repositories is version 2.1.12.</text:p>
      <text:p text:style-name="P9">Now edit the main radius configuration file:</text:p>
      <text:p text:style-name="P20"># nano /etc/freeradius/radius.conf</text:p>
      <text:p text:style-name="P9">Uncomment the line:</text:p>
      <text:p text:style-name="P9">$INCLUDE sql.conf</text:p>
      <text:p text:style-name="P9"/>
      <text:p text:style-name="P9">More edits to make MySQL work:</text:p>
      <text:p text:style-name="P20"><text:soft-page-break/># nano /etc/freeradius/sites-available/default</text:p>
      <text:p text:style-name="P9">This file is organized into sections of code and there are three sections you need to modify. <text:s/>Find the following blocks of code and uncomment the sql line in each.</text:p>
      <text:p text:style-name="P17">authorize {</text:p>
      <text:p text:style-name="P17">sql</text:p>
      <text:p text:style-name="P17">}</text:p>
      <text:p text:style-name="P17"/>
      <text:p text:style-name="P17">accounting {</text:p>
      <text:p text:style-name="P17">sql</text:p>
      <text:p text:style-name="P17">}</text:p>
      <text:p text:style-name="P17"/>
      <text:p text:style-name="P17">session {</text:p>
      <text:p text:style-name="P17">sql</text:p>
      <text:p text:style-name="P17">}</text:p>
      <text:p text:style-name="P9"/>
      <text:p text:style-name="P9">Now that we have FreeRADIUS configured to work with MySQL, let’s test it to ensure it is configured properly. <text:s/>First we stop the FreeRADIUS daemon.</text:p>
      <text:p text:style-name="P20"># /etc/init.d/freeradius stop</text:p>
      <text:p text:style-name="P9">Then restart FreeRADIUS in debug mode:</text:p>
      <text:p text:style-name="P20"># freeradius –X</text:p>
      <text:p text:style-name="P9">At this point you’ll see reams of output filling up your screen. <text:s/>What’s important here is to look at the end and check for a line that says “Ready to process requests”. <text:s/>If you see that then great! <text:s/>If not then check the reams of output as it will tell you where the error occurred. <text:s/>Check to make sure you didn’t forget to uncomment something or you didn’t make a typo, etc.</text:p>
      <text:p text:style-name="P9">Now that FreeRADIUS is processing requests we need to make sure it will authenticate the test user you entered previously, that is, user1 with its associated ‘password’. <text:s/>Open up another terminal (alt-F2 or if you’re using something like Putty then start a new session) and enter the following:</text:p>
      <text:p text:style-name="P20"># radtest user1 password localhost 0 testing123</text:p>
      <text:p text:style-name="P9">If all goes well, you should see output that says: “rad_recv: Access-Accept packet from host 127.0.0.1….”. <text:s/>If not, check to make sure you added the user and password correctly and that you’ve followed the correct sequence above to allow FreeRADIUS to read the MySQL database.</text:p>
      <text:p text:style-name="P9"><text:span text:style-name="T6">Note</text:span>: testing123 is the shared secret that’s configured in /etc/freeradius/clients.conf. <text:s/>This is typically shared between the router using the WPA2 Enterprise setting and FreeRADIUS to authenticate each other. <text:s/>In our case it authenticates FreeRADIUS and CoovaChilli.</text:p>
      <text:p text:style-name="P9">Now you can close the extra terminal you’ve opened and in the first terminal hit &lt;ctrl-C&gt; to stop freeradius in debug mode. <text:s/>Now restart the freeradius daemon:</text:p>
      <text:p text:style-name="P20"><text:soft-page-break/># /etc/init.d/freeradius start</text:p>
      <text:p text:style-name="P11"/>
      <text:h text:style-name="Heading_20_2" text:outline-level="2">Step 5: Install and Configure CoovaChilli 1.3.0</text:h>
      <text:p text:style-name="P9">In this section we’ll compile and install two programs from source: CoovaChilli and haserl. <text:s/>Let’s begin with CoovaChilli.</text:p>
      <text:p text:style-name="P9">Enter the /usr/src directory and download the following file:</text:p>
      <text:p text:style-name="P20"># cd /usr/src</text:p>
      <text:p text:style-name="P9">If you are installing this on an i386 system (<text:span text:style-name="T6">and not a Raspberry Pi</text:span>) then download the following binary to make your life easier:<text:span text:style-name="T3"> </text:span></text:p>
      <text:p text:style-name="P18"><text:span text:style-name="T3"># wget </text:span><text:a xlink:type="simple" xlink:href="http://ap.coova.org/chilli/coova-chilli_1.3.0_i386.deb" text:style-name="Internet_20_link" text:visited-style-name="Visited_20_Internet_20_Link"><text:span text:style-name="Internet_20_link"><text:span text:style-name="T3">http://ap.coova.org/chilli/coova-chilli_1.3.0_i386.deb</text:span></text:span></text:a></text:p>
      <text:p text:style-name="P9">Back to the Pi…the first step is to get the source code from the CoovaChilli website:<text:span text:style-name="T3"> </text:span></text:p>
      <text:p text:style-name="P18"><text:span text:style-name="T3"># wget </text:span><text:a xlink:type="simple" xlink:href="http://ap.coova.org/chilli/coova-chilli-1.3.0.tar.gz" text:style-name="Internet_20_link" text:visited-style-name="Visited_20_Internet_20_Link"><text:span text:style-name="Internet_20_link"><text:span text:style-name="T3">http://ap.coova.org/chilli/coova-chilli-1.3.0.tar.gz</text:span></text:span></text:a></text:p>
      <text:p text:style-name="Standard">On my system I calculated the sha256sum of this file to be:</text:p>
      <text:p text:style-name="Standard">ca24ac274340c65a8e7ff704e6866a04380a87c444f261ba84097f0bd1c162e8 <text:s/>coova-chilli-1.3.0.tar.gz</text:p>
      <text:p text:style-name="Standard">It’s a good habit to check this to make sure your file is complete. <text:s/>On your system simply do the following to get the sha256sum of your .tar.gz file:</text:p>
      <text:p text:style-name="P19">$ sha256sum coova-chilli-1.3.0.tar.gz</text:p>
      <text:p text:style-name="Standard">Now compare your number to the one listed above. If the hashes are the same – perfect! <text:s/>If not, then you may want to re-download the file.</text:p>
      <text:p text:style-name="P9">Once it’s downloaded and verified then unpack the file:</text:p>
      <text:p text:style-name="P20">/usr/src # tar xzf coova-chilli-1.3.0.tar.gz</text:p>
      <text:p text:style-name="P9">This creates a directory called: coova-chilli-1.3.0. <text:s/>Enter the directory:</text:p>
      <text:p text:style-name="P20">/usr/src/ # cd coova-chilli-1.3.0</text:p>
      <text:p text:style-name="P9">We are now ready to configure the source code. <text:s/>To do this change back to a non-root user:</text:p>
      <text:p text:style-name="P20">/usr/src/coova-chilli-1.3.0 # exit</text:p>
      <text:p text:style-name="P9">As a normal user go back into the coova-chilli source code directory (if not already in it):</text:p>
      <text:p text:style-name="P20">$ cd /usr/src/coova-chilli-1.3.0</text:p>
      <text:p text:style-name="P9"><text:soft-page-break/>Now we can configure the source files with the following options. It looks intimidating doesn’t it! <text:s/>Note that the dashes preceding the tags below are double hyphens ( --) not singles; those joining two words are a single hyphen.</text:p>
      <text:p text:style-name="P23"><text:span text:style-name="T3">/usr/src/coova-chilli-1.3.0 $ <text:s/></text:span><text:span text:style-name="HTML_20_Code"><text:span text:style-name="T4">./configure <text:s/>--prefix=/usr <text:s text:c="65"/>--mandir=\$${prefix}/share/man --infodir=\$${prefix}/share/info \</text:span></text:span><text:span text:style-name="T5"><text:line-break/></text:span><text:span text:style-name="HTML_20_Code"><text:span text:style-name="T4">--sysconfdir=/etc --localstatedir=/var --enable-largelimits \</text:span></text:span><text:span text:style-name="T5"><text:line-break/></text:span><text:span text:style-name="HTML_20_Code"><text:span text:style-name="T4">--enable-binstatusfile --enable-statusfile --enable-chilliproxy \</text:span></text:span><text:span text:style-name="T5"><text:line-break/></text:span><text:span text:style-name="HTML_20_Code"><text:span text:style-name="T4">--enable-chilliradsec --enable-chilliredir --with-openssl --with-curl \</text:span></text:span><text:span text:style-name="T5"><text:line-break/></text:span><text:span text:style-name="HTML_20_Code"><text:span text:style-name="T4">--with-poll --enable-dhcpopt --enable-sessgarden --enable-dnslog \</text:span></text:span><text:span text:style-name="T5"><text:line-break/></text:span><text:span text:style-name="HTML_20_Code"><text:span text:style-name="T4">--enable-ipwhitelist --enable-redirdnsreq --enable-miniconfig \</text:span></text:span><text:span text:style-name="T5"><text:line-break/></text:span><text:span text:style-name="HTML_20_Code"><text:span text:style-name="T4">--enable-libjson --enable-layer3 --enable-proxyvsa --enable-miniportal \</text:span></text:span><text:span text:style-name="T5"><text:line-break/></text:span><text:span text:style-name="HTML_20_Code"><text:span text:style-name="T4">--enable-chilliscript --enable-eapol --enable-uamdomainfile \</text:span></text:span><text:span text:style-name="T5"><text:line-break/></text:span><text:span text:style-name="HTML_20_Code"><text:span text:style-name="T4">--enable-modules --enable-multiroute</text:span></text:span></text:p>
      <text:p text:style-name="P9">Don’t worry it will come to the end in a bit….and when it does you need to set the compatibility level for debhelper otherwise you’ll get something like:</text:p>
      <text:p text:style-name="P17">…: No compatibility level specified in debian/compat</text:p>
      <text:p text:style-name="P17">…<text:span text:style-name="T7"> </text:span>:The package will soon FTBFS; time to fix it!</text:p>
      <text:p text:style-name="P17">…<text:span text:style-name="T7"> </text:span>:Compatibility levels before 5 are deprecated (level 1 in use)</text:p>
      <text:p text:style-name="P9"/>
      <text:p text:style-name="P9">Failing to set the compatibility level may result in a .deb file that’s incomplete, unstable or unusable. <text:s/>Therefore let’s set the compatibility level to 9:</text:p>
      <text:p text:style-name="P20">/usr/src/coova-chilli-1.3.0 $ echo 9 &gt; debian/compat</text:p>
      <text:p text:style-name="P9">Now we need to modify the /usr/src/coova-chilli-1.3.0/debian/rules file:</text:p>
      <text:p text:style-name="P20">$ sudo nano /usr/src/coova-chilli-1.3.0/debian/rules</text:p>
      <text:p text:style-name="P9">On line 54 of the file (close to the bottom) under install: build, we need to replace the following line:</text:p>
      <text:p text:style-name="P9">$(MAKE) DESTDIR=$(CURDIR)/debian/tmp install</text:p>
      <text:p text:style-name="P9">With:</text:p>
      <text:p text:style-name="P9">$(MAKE) DESTDIR=/ install</text:p>
      <text:p text:style-name="P9">This ensures the necessary files are put into /etc/chilli/ directory and not in the directory specified in the original line. <text:s/>Failing to do this will cause an error.</text:p>
      <text:p text:style-name="P9"/>
      <text:p text:style-name="P9">We’re now at the point where we’re ready to compile the source code into an actual .deb file that you can install!</text:p>
      <text:p text:style-name="P20">/usr/src/coova-chilli-1.3.0 $ sudo dpkg-buildpackage –us –uc</text:p>
      <text:p text:style-name="P9">Now that you just hit enter, you can sit back and watch the Pi do some real work. <text:s/>This takes about +/-20 minutes on my Pi (with no overclocking or tweaking). <text:s/>Once <text:soft-page-break/>finished, the resulting .deb file (including a few other files) will be located in the /usr/src directory and will be called: coova-chilli_1.3.0_armhf.deb</text:p>
      <text:p text:style-name="P9">Now we can install our new .deb file. <text:s/>Make sure you go up a level to the /usr/src directory where the file is located.</text:p>
      <text:p text:style-name="P20">/usr/src $ sudo dpkg –i coova-chilli_1.3.0_armhf.deb</text:p>
      <text:p text:style-name="P9">When this is finished you’ll be presented with the following options: <text:s/>(Just select the default)</text:p>
      <text:p text:style-name="P17">Configuration file `/etc/init.d/chilli'</text:p>
      <text:p text:style-name="P17"><text:span text:style-name="T7"><text:s/></text:span>==&gt; File on system created by you or by a script.</text:p>
      <text:p text:style-name="P17"><text:span text:style-name="T7"><text:s/></text:span>==&gt; File also in package provided by package maintainer.</text:p>
      <text:p text:style-name="P17">What would you like to do about it ? <text:s/>Your options are:</text:p>
      <text:p text:style-name="P17">Y or I <text:s/>: install the package maintainer's version</text:p>
      <text:p text:style-name="P17">N or O <text:s/>: keep your currently-installed version</text:p>
      <text:p text:style-name="P17">D <text:s text:c="4"/>: show the differences between the versions</text:p>
      <text:p text:style-name="P17"><text:span text:style-name="T7"><text:s/></text:span>Z <text:s text:c="4"/>: start a shell to examine the situation</text:p>
      <text:p text:style-name="P17"><text:span text:style-name="T7"><text:s/></text:span>The default action is to keep your current version.</text:p>
      <text:p text:style-name="P9">*** chilli (Y/I/N/O/D/Z) [default=N] ? N</text:p>
      <text:p text:style-name="P9"/>
      <text:p text:style-name="P9">You should now get an error that says:</text:p>
      <text:p text:style-name="P17">Starting chilli: SIOCSIFADDR: No such device</text:p>
      <text:p text:style-name="P17">eth1: ERROR while getting interface flags: No such device</text:p>
      <text:p text:style-name="P9"/>
      <text:p text:style-name="P9">This is okay. <text:s/>Chilli tried to start and since we haven’t configured it yet it failed.</text:p>
      <text:p text:style-name="P9">Despite the error, this should be a happy moment in your progress….if you’ve never compiled and installed a program from its source before give yourself a pat on the back!</text:p>
      <text:p text:style-name="P9">Now that we’re on a roll compiling our code from source let’s do it once more. <text:s/>Let’s start by downloading the source code:</text:p>
      <text:p text:style-name="P21"><text:span text:style-name="T3">/usr/src $ sudo wget </text:span><text:a xlink:type="simple" xlink:href="http://downloads.sourceforge.net/project/haserl/haserl-devel/haserl-0.9.30.tar.gz" text:style-name="Internet_20_link" text:visited-style-name="Visited_20_Internet_20_Link"><text:span text:style-name="Internet_20_link"><text:span text:style-name="T3">http://downloads.sourceforge.net/project/haserl/haserl-devel/haserl-0.9.30.tar.gz</text:span></text:span></text:a></text:p>
      <text:p text:style-name="P9">FYI, haserl is a light-weight program to create cgi web scripts.</text:p>
      <text:p text:style-name="P9">Now unpack it:</text:p>
      <text:p text:style-name="P20">/usr/src $ sudo tar xzf haserl-0.9.30.tar.gz</text:p>
      <text:p text:style-name="P9">Calculate the sha256sum of this file and compare it to the one below.</text:p>
      <text:p text:style-name="P20">$ sha256sum haserl-0.9.30.tar.gz</text:p>
      <text:p text:style-name="P9">01f9f942c58beb8eb6acd7fdbc5fa32e9156a9b8630992def7eb5a48c5f04b50 <text:s/>haserl-0.9.30.tar.gz</text:p>
      <text:p text:style-name="P9"><text:soft-page-break/></text:p>
      <text:p text:style-name="P9">Enter the haserl directory:</text:p>
      <text:p text:style-name="P20">/usr/src $ cd haserl-0.9.30</text:p>
      <text:p text:style-name="P9">Configure the file (this time with no options so this feels…well…easy):</text:p>
      <text:p text:style-name="P20">/usr/src/haserl-0.9.30 $ ./configure</text:p>
      <text:p text:style-name="P9">Now we make and install the file:</text:p>
      <text:p text:style-name="P20">/usr/src/haserl-0.9.30 $ sudo make &amp;&amp; sudo make install</text:p>
      <text:p text:style-name="P9">haserl should now be installed and we’ll come back to it in a bit.</text:p>
      <text:p text:style-name="P9"/>
      <text:p text:style-name="P9"/>
      <text:p text:style-name="P9"/>
      <text:p text:style-name="P9"/>
      <text:p text:style-name="P9">Now we’re ready to actually configure CoovaChilli. <text:s/>First we need to enable the service so it will start. It is turned off by default. <text:s/>To enable it to start simply edit the following file:</text:p>
      <text:p text:style-name="P20"># nano /etc/default/chilli</text:p>
      <text:p text:style-name="P9">Change the first line from a 0 to a 1:</text:p>
      <text:p text:style-name="P9">START_CHILLI = 1</text:p>
      <text:p text:style-name="P9">Okay, now we’re going to edit the main chilli configuration file:</text:p>
      <text:p text:style-name="P20"># nano /etc/chilli/defaults</text:p>
      <text:p text:style-name="P9">Note this is the file I referred to previously when we set up our networking. <text:s/>The first few items we’re changing are to be consistent with what’s in the /etc/network/interfaces file.</text:p>
      <text:p text:style-name="P24">HS_WANIF = wlan0<text:tab/><text:tab/># From our /etc/network/interfaces file</text:p>
      <text:p text:style-name="P24">HW_LANIF = eth0<text:tab/><text:tab/># From our /etc/network/interfaces file</text:p>
      <text:p text:style-name="P24">HS_NETWORK = 10.1.1.0<text:tab/># From our /etc/network/interfaces file</text:p>
      <text:p text:style-name="P24">HS_UAMLISTEN = 10.1.1.1<text:tab/># From our /etc/network/interfaces file</text:p>
      <text:p text:style-name="P24">HS_DNS1 = 8.8.8.8<text:tab/><text:tab/># Set it to google because I know it works</text:p>
      <text:p text:style-name="P24">HS_UAMALLOW = 10.1.1.0/24</text:p>
      <text:p text:style-name="P24">HS_RADSECRET = testing123<text:tab/># This doesn’t need to change but you might want to change this later.</text:p>
      <text:p text:style-name="P24"><text:soft-page-break/><text:tab/><text:tab/><text:tab/><text:tab/># You’ll just need to change it in /etc/freeradius/clients.conf as well</text:p>
      <text:p text:style-name="P24">HS_LOC_NAME = “Guest AP”<text:tab/># Change this to what you’d like to appear on your login page</text:p>
      <text:p text:style-name="P9"/>
      <text:h text:style-name="Heading_20_2" text:outline-level="2">Step 6: Configure the Firewall</text:h>
      <text:p text:style-name="P9">Our next step is to configure the firewall using iptables. <text:s/>CoovaChilli comes preconfigured to do the heavy lifting for you but we do need to add a couple of entries. <text:s/>Edit the following file:</text:p>
      <text:p text:style-name="P20">$ sudo nano /etc/chilli/up.sh</text:p>
      <text:p text:style-name="P9">At the bottom of the file add the following line:</text:p>
      <text:p text:style-name="P20">iptables –I POSTROUTING –t nat –o $HS_WANIF –j MASQUERADE</text:p>
      <text:p text:style-name="P11"/>
      <text:p text:style-name="P9">Remember we installed haserl? <text:s/>We’ll now edit the following file and add the path to haserl:</text:p>
      <text:p text:style-name="P20">$ sudo nano /etc/chilli/wwwsh</text:p>
      <text:p text:style-name="P9">Go to the line where it says:</text:p>
      <text:p text:style-name="P9">haserl = $(which haserl 2&gt;/dev/null) and replace it with:</text:p>
      <text:p text:style-name="Standard">haserl = /usr/local/bin/haserl</text:p>
      <text:p text:style-name="P9">We’re nearly done. <text:s/>We only have to restart all of our services. <text:s/>Now this doesn’t have to be done (it’s not Windows) but I’d suggest rebooting to ensure all changes are made.</text:p>
      <text:p text:style-name="P20">$ sudo reboot</text:p>
      <text:p text:style-name="P9">Once you’ve logged back into the Pi, you will need to start chilli.</text:p>
      <text:p text:style-name="P20">$ sudo /etc/init.d/chilli start</text:p>
      <text:p text:style-name="P9">Okay. <text:s/>Your CoovaChilli Captive Portal should now be configured and, if the stars are aligned, working.</text:p>
      <text:p text:style-name="P9">If you check ifconfig you should see a new tun0 interface – this is a good sign.</text:p>
      <text:p text:style-name="P20">$ ifconfig</text:p>
      <text:p text:style-name="P11"/>
      <text:h text:style-name="Heading_20_2" text:outline-level="2"><text:soft-page-break/>Step 7: Setup your Access Point</text:h>
      <text:p text:style-name="P9">To make CoovaChilli work, you need to turn you router into a bridge. <text:s/>I have dd-wrt installed on my router so this is possible. <text:s/>You need to check your router to see if you can do this on yours. <text:s/>In dd-wrt you need to do the following:</text:p>
      <text:list xml:id="list4122982152" text:style-name="WW8Num4">
        <text:list-item>
          <text:list>
            <text:list-item>
              <text:p text:style-name="P4">Disable the DHCP Server</text:p>
            </text:list-item>
          </text:list>
        </text:list-item>
      </text:list>
      <text:p text:style-name="P6">Under Setup: Basic Setup</text:p>
      <text:p text:style-name="P6">DHCP Server<text:tab/><text:tab/><text:tab/><text:tab/>Disable</text:p>
      <text:p text:style-name="P6"/>
      <text:list xml:id="list174803336069908" text:continue-numbering="true" text:style-name="WW8Num4">
        <text:list-item>
          <text:list>
            <text:list-item>
              <text:p text:style-name="P4">Set your broadcast SSID</text:p>
            </text:list-item>
          </text:list>
        </text:list-item>
      </text:list>
      <text:p text:style-name="P6">Under Wireless: Basic Settings</text:p>
      <text:p text:style-name="P6">Wireless Network Name (SSID)<text:tab/><text:tab/>Your-Hotspot</text:p>
      <text:p text:style-name="P6">Wireless Channel<text:tab/><text:tab/><text:tab/>Auto</text:p>
      <text:p text:style-name="P6"/>
      <text:list xml:id="list174803319958467" text:continue-numbering="true" text:style-name="WW8Num4">
        <text:list-item>
          <text:list>
            <text:list-item>
              <text:p text:style-name="P4">Disable the Security Mode</text:p>
            </text:list-item>
          </text:list>
        </text:list-item>
      </text:list>
      <text:p text:style-name="P6">Under Wireless: Wireless Security</text:p>
      <text:p text:style-name="P6">Security Mode:<text:tab/><text:tab/><text:tab/><text:tab/>Disabled</text:p>
      <text:p text:style-name="P6"/>
      <text:list xml:id="list174804398497688" text:continue-numbering="true" text:style-name="WW8Num4">
        <text:list-item>
          <text:list>
            <text:list-item>
              <text:p text:style-name="P4">Disable the firewall</text:p>
            </text:list-item>
          </text:list>
        </text:list-item>
      </text:list>
      <text:p text:style-name="P6">Under Security</text:p>
      <text:p text:style-name="P6">Firewall Protection<text:tab/><text:tab/><text:tab/>Disable</text:p>
      <text:p text:style-name="P9">The physical setup of your router:</text:p>
      <text:p text:style-name="P9">Plug the Ethernet cable from your Pi into a LAN port on your router (not the WAN/internet port). <text:s/>Remember your wireless dongle should already be receiving your internet signal.</text:p>
      <text:p text:style-name="P9">Now let’s test it.</text:p>
      <text:p text:style-name="P9">From another computer wirelessly connect to the network you just set up. <text:s/>Start your web browser and fingers crossed it should bring up the Coova login page. <text:s/>If so, then great job! <text:s/>You now have your own wireless hotspot! <text:s/>Your (geeky) neighbours will be jealous! <text:s/></text:p>
      <text:p text:style-name="P9">Remember you set up a test user called ‘user1’ with a password of ‘password’. <text:s/>Enter those into the user/password fields. <text:s/>If all is successful you should be able to access the internet through your hotspot. <text:s/>Now enter a non-existent user and password to see if it fails – it should. <text:s/>If both of these work then congrats!</text:p>
      <text:p text:style-name="P9"/>
      <text:h text:style-name="Heading_20_2" text:outline-level="2">Step 8: Setting Up Users and Setting Restrictions</text:h>
      <text:p text:style-name="P9">Okay, what fun is a hotspot if you can’t set up some restrictions!? </text:p>
      <text:p text:style-name="P9">There are many restrictions you can set up for your users. <text:s/>I’m going to show you some of the basic ones but if you’d like more complicated restrictions then I’d send you to “google”.</text:p>
      <text:p text:style-name="P9">For the most part the user restrictions are managed and setup through FreeRADIUS rather than CoovaChilli which means we’ll be modifying our MySQL tables to set the restrictions. <text:s/>Okay, so let’s get started. <text:s/>Edit the following file:</text:p>
      <text:p text:style-name="P20"><text:soft-page-break/>$ sudo nano /etc/freeradius/radius.conf</text:p>
      <text:p text:style-name="P9">Uncomment the line so it reads:</text:p>
      <text:p text:style-name="P9">$INCLUDE sql/mysql/counter.conf</text:p>
      <text:p text:style-name="P9"/>
      <text:p text:style-name="P9">Now we will edit the following file:</text:p>
      <text:p text:style-name="P20">$ sudo nano /etc/freeradius/sites-available/defaults</text:p>
      <text:p text:style-name="P9">Within the authorize section of the file we’re going to uncomment sql; however, depending on the restrictions you want to apply you must also add them to this file. <text:s/>We’re going to add four counters: noresetcounter, dailycounter, monthlycounter, expiration. <text:s/>All but expiration are found in /etc/freeradius/sql/mysql/counter.conf since expiration is a module.</text:p>
      <text:p text:style-name="P24">authorize {</text:p>
      <text:p text:style-name="P24">sql <text:span text:style-name="T8"></text:span> uncomment</text:p>
      <text:p text:style-name="P24">noresetcounter <text:span text:style-name="T8"></text:span>add</text:p>
      <text:p text:style-name="P24">dailycounter <text:span text:style-name="T8"></text:span>add</text:p>
      <text:p text:style-name="P24">monthlycounter <text:span text:style-name="T8"></text:span>add</text:p>
      <text:p text:style-name="P24">expiration <text:span text:style-name="T8"></text:span>add</text:p>
      <text:p text:style-name="P24">daily <text:span text:style-name="T8"></text:span> uncomment this one</text:p>
      <text:p text:style-name="P24">}</text:p>
      <text:p text:style-name="P24">accounting {</text:p>
      <text:p text:style-name="P24">daily <text:span text:style-name="T8"></text:span>uncomment</text:p>
      <text:p text:style-name="P24">}</text:p>
      <text:p text:style-name="P9"/>
      <text:p text:style-name="P9">Now that we’ve modified this file we need to add some entries into the dictionary:</text:p>
      <text:p text:style-name="P18"><text:span text:style-name="T3">$ sudo nano /etc/freeradius/dictionary</text:span></text:p>
      <text:p text:style-name="P9">Add the following lines:</text:p>
      <text:p text:style-name="P25">ATTRIBUTE<text:tab/><text:tab/>Daily-Session-Time<text:tab/><text:tab/>3000<text:tab/><text:tab/>integer</text:p>
      <text:p text:style-name="P25">ATTRIBUTE<text:tab/><text:tab/>Max-Daily-Session<text:tab/><text:tab/>3001<text:tab/><text:tab/>integer</text:p>
      <text:p text:style-name="P25">ATTRIBUTE<text:tab/><text:tab/>Monthly-Session-Time<text:tab/><text:tab/>3002<text:tab/><text:tab/>integer</text:p>
      <text:p text:style-name="P25">ATTRIBUTE<text:tab/><text:tab/>Max-Monthly-Session<text:tab/><text:tab/>3003<text:tab/><text:tab/>integer</text:p>
      <text:p text:style-name="P25">ATTRIBUTE<text:tab/><text:tab/>Max-All-Session-Time<text:tab/><text:tab/>3004<text:tab/><text:tab/>integer</text:p>
      <text:p text:style-name="P25">ATTRIBUTE<text:tab/><text:tab/>Max-All-Session<text:tab/><text:tab/><text:tab/>3005<text:tab/><text:tab/>integer</text:p>
      <text:p text:style-name="P9"><text:soft-page-break/></text:p>
      <text:p text:style-name="P9">To deal with the expiration restriction we need to add some code:</text:p>
      <text:p text:style-name="P20">$ sudo nano /etc/freeradius/sql/mysql/counter.conf</text:p>
      <text:p text:style-name="P25">sqlcounter expiration { <text:line-break/>               count-attribute = "Acct-Session-Time" <text:line-break/>               counter-name = "Max-Allowed-Session" <text:line-break/>               check-name = "Expiration" <text:line-break/>               sqlmod-inst = "sql" <text:line-break/>               key = "User-Name" <text:line-break/>               reset = "never" <text:line-break/>               query = "SELECT IFNULL(TIME_TO_SEC(TIMEDIFF(NOW(), \ <text:line-break/>               <text:tab/>MIN(AcctStartTime))),0) FROM radacct WHERE \ <text:line-break/>                <text:tab/>UserName='${key}' ORDER BY AcctStartTime LIMIT 1;" <text:line-break/>}</text:p>
      <text:p text:style-name="P25"/>
      <text:p text:style-name="P25">Now that we’ve got our system configured we can now proceed to add new users along with restrictions:</text:p>
      <text:p text:style-name="P25">If we want to add a new user called “Sam” with an associated password “Sam’sPassword” we do the following:</text:p>
      <text:p text:style-name="P22"># echo “insert into radcheck (username, attribute, op, value) values (‘Sam’, ‘Cleartext-Password’, ‘:=’, ‘Sam’sPassword’);” | mysql –u root –p radius</text:p>
      <text:p text:style-name="P25">Now one of the benefits of using MySQL is that immediately after you added Sam, you can now login as Sam without restarting any of your services.</text:p>
      <text:p text:style-name="P25">You can add as many or as few (i.e., none) of the restrictions provided below to any or all of your users. <text:s/>Add the desired restrictions to the appropriate users in the MySQL database. <text:s/>Some examples follow:</text:p>
      <text:p text:style-name="P25"/>
      <text:p text:style-name="P26">Example 1: </text:p>
      <text:p text:style-name="P25">This will set the maximum time that Sam can access the internet to 10800 seconds or 3 hours:</text:p>
      <text:p text:style-name="P25"># echo “insert into radcheck (username, attribute, op, value) values (‘Sam’, ‘Max-Daily-Session’, ‘:=’, 10800);” | mysql –u root –p radius</text:p>
      <text:p text:style-name="P26">Example 2:</text:p>
      <text:p text:style-name="P25">The following will limit when user1 can logon to the internet. <text:s/>Note that user1 can only access the internet between 9.00am and 6.00pm in the example.</text:p>
      <text:p text:style-name="P25"># echo “insert into radcheck (username, attribute, op, value) values (‘user1’, ‘Login-Time’, ‘:=’, ‘Al0900-1800’);” | mysql –u root –p radius</text:p>
      <text:p text:style-name="P26"><text:soft-page-break/>Example 3:</text:p>
      <text:p text:style-name="P25">Sam is only allowed to be logged on the system once. <text:s/>If you set this to 2 then Sam can logon to the system twice simultaneously. <text:s/>This prevents people from sharing their user name and password with their friends and each of them to login at the same time.</text:p>
      <text:p text:style-name="P25"># echo “insert into radcheck (username, attribute, op, value) values (‘Sam’, ‘Simultaneous-Use’, ‘:=’, 1);” | mysql –u root –p radius</text:p>
      <text:p text:style-name="P26">Example 4:</text:p>
      <text:p text:style-name="P25">Sam’s access expires on August 1, 2013 at 8.00pm.</text:p>
      <text:p text:style-name="P25"># echo “insert into radcheck (username, attribute, op, value) values (‘Sam’, ‘Expiration’, ‘:=’, ‘August 1 2013 20:00’);” | mysql –u root –p radius</text:p>
      <text:p text:style-name="P26">Example 5:</text:p>
      <text:p text:style-name="P25">Sam will be rejected no matter what.</text:p>
      <text:p text:style-name="P25"># echo “insert into radcheck (username, attribute, op, value) values (‘Sam’, ‘Auth-Type’, ‘:=’, ‘Reject’);” | mysql –u root –p radius</text:p>
      <text:p text:style-name="P26">Example 6:</text:p>
      <text:p text:style-name="P25">Sam forgets to logout and therefore has an idle session and you want to automatically log Sam off if the session is idle longer than 120 seconds:</text:p>
      <text:p text:style-name="P25"># echo “insert into radreply (username, attribute, op, value) values (‘Sam’, ‘Idle-Timeout’, ‘=’, 120);” | mysql –u root –p radius</text:p>
      <text:p text:style-name="P25">Note a couple things: <text:s/>the equal sign is an ‘=’ sign and not a ‘:=’, the time is listed in seconds and the entry is into the table radreply and not radcheck.</text:p>
      <text:p text:style-name="P25"/>
      <text:p text:style-name="P26">Example 7:</text:p>
      <text:p text:style-name="P25">You want to limit Sam’s sessions to 10 minutes each. <text:s/>In other words, after Sam has been logged in he will be automatically logged out after 10 minutes. <text:s/>If Sam logs out and back in, he will get another 10 minutes.</text:p>
      <text:p text:style-name="P25"># echo “insert into radreply (username, attribute, op, value) values (‘Sam’, ‘Session-Timeout’, ‘=’, 600);” | mysql –u root –p radius</text:p>
      <text:p text:style-name="P25"/>
      <text:p text:style-name="P26">Example 8:</text:p>
      <text:p text:style-name="P26"># echo “insert into radreply (username, attribute, op, value) values (‘Sam’, ‘Acct-Interim-Interval’, :‘=’, 600);” | mysql –u root –p radius</text:p>
      <text:p text:style-name="P26"><text:soft-page-break/>This sets the interval for accounting updates. A value of 600 means that the client app will send to the radius server accounting updates about the user every 600 seconds.</text:p>
      <text:p text:style-name="P25"/>
      <text:p text:style-name="P25">See the note in example 6.</text:p>
      <text:p text:style-name="P9"/>
      <text:p text:style-name="P9">The final part which, is optional, is to get chilli to start at boot time. <text:s/>Edit the following file:</text:p>
      <text:p text:style-name="P20">$ sudo /etc/init.d/chilli</text:p>
      <text:p text:style-name="P9">At the top of the file edit the section to match this:</text:p>
      <text:p text:style-name="P17">### BEGIN INIT INFO</text:p>
      <text:p text:style-name="P17"># Provides: <text:s text:c="12"/>chilli</text:p>
      <text:p text:style-name="P17"># Required-Start: <text:s/>$network </text:p>
      <text:p text:style-name="P17"># Should-Start: </text:p>
      <text:p text:style-name="P17"># Required-Stop: <text:s text:c="2"/>$network</text:p>
      <text:p text:style-name="P17"># Should-Stop: </text:p>
      <text:p text:style-name="P17"># Default-Start: <text:s text:c="5"/>2 3 4 5</text:p>
      <text:p text:style-name="P17"># Default-Stop: <text:s text:c="6"/>0 1 6</text:p>
      <text:p text:style-name="P17"># Description: <text:s text:c="3"/>CoovaChilli access controller</text:p>
      <text:p text:style-name="P17">### END INIT INFO</text:p>
      <text:p text:style-name="P9"/>
      <text:p text:style-name="P9">To get chilli to start at boot time enter the following command:</text:p>
      <text:p text:style-name="P20">$ sudo update-rc.d chilli defaults</text:p>
      <text:p text:style-name="P9">By the way, if you don’t want chilli to start at boot time and you’ve entered the above command already you can reverse it by entering the following:</text:p>
      <text:p text:style-name="P20">$ sudo update-rc.d –f chilli remove</text:p>
      <text:p text:style-name="P11"/>
      <text:p text:style-name="P9">By now you should have a working hotspot powered by CoovaChilli on your Raspberry Pi. <text:s/>Please feel free to edit this document to improve on it as you see fit. Enjoy!</text:p>
      <text:p text:style-name="P13"/>
      <text:p text:style-name="P13"/>
      <text:p text:style-name="P13"/>
      <text:p text:style-name="P13"/>
      <text:p text:style-name="P13"/>
      <text:p text:style-name="P13"/>
      <text:h text:style-name="P1" text:outline-level="1"><text:span text:style-name="T17">CREATING </text:span><text:bookmark text:name="_GoBack"/><text:span text:style-name="T17">A NEW PROFILE USING phpMyAdmin</text:span></text:h>
      <text:p text:style-name="P14">ATTRIBUTES</text:p>
      <text:p text:style-name="P16"><text:span text:style-name="T18">ChilliSpot-Max-Total-Octets: </text:span><text:span text:style-name="T19">Maximum number of octets the user is allowed to transmit. After this limit has been reached the user will be disconnected. (Specified in bytes</text:span></text:p>
      <text:p text:style-name="P15">Type: integer </text:p>
      <text:p text:style-name="P16"><text:span text:style-name="T18">Simulataneous-Use: </text:span><text:span text:style-name="T19">The number of simultaneous logins allowed for the same account login</text:span></text:p>
      <text:p text:style-name="P16"><text:span text:style-name="T18">Cleartext-Password: </text:span><text:span text:style-name="T19">password of the account</text:span></text:p>
      <text:p text:style-name="P16"><text:span text:style-name="T18">Max-Daily-Session: </text:span><text:span text:style-name="T19">Specifies the number of seconds (the counter resets daily) for which the user may connect each day (very popular with prepaid accounts). Please notice that this attribute is internal to FreeRADIUS and is based on a respective sql module configuration in radiusd.conf</text:span></text:p>
      <text:p text:style-name="P16"><text:span text:style-name="T18"><text:s/></text:span><text:span text:style-name="T20">Type: integer </text:span></text:p>
      <text:p text:style-name="P37"><text:span text:style-name="T11">Acct-Interim-Interval: </text:span><text:span text:style-name="T12">If present in Access-Accept (in the reply packet) the NAS will generate interim accounting records every specified interval (seconds).</text:span></text:p>
      <text:p text:style-name="P31">Type: integer</text:p>
      <text:p text:style-name="P37"><text:span text:style-name="T13">ChilliSpot-Bandwidth-Max-Up: </text:span><text:span text:style-name="T14">WISPr vendor specific attributes for setting the maximum bandwidth rate in bits per second</text:span></text:p>
      <text:p text:style-name="P32">Type: integer</text:p>
      <text:p text:style-name="P37"><text:span text:style-name="T13">ChilliSpot-Bandwidth-Max-Down:</text:span><text:span text:style-name="T19"> </text:span><text:span text:style-name="T14">WISPr vendor specific attributes for setting the maximum bandwidth rate in bits per second</text:span></text:p>
      <text:p text:style-name="P32">Type: integer</text:p>
      <text:p text:style-name="P37"><text:span text:style-name="T13">Max-Weekly-Session: </text:span><text:span text:style-name="T14">Specifies the number of seconds (the counter resets weekly) for which the user may connect each week (very popular with prepaid accounts). Please notice that this attribute is internal to FreeRADIUS and is based on a respective sql module configuration in radiusd.conf</text:span></text:p>
      <text:p text:style-name="P32">Type: integer</text:p>
      <text:p text:style-name="P37"><text:span text:style-name="T13">Idle-Timeout: </text:span><text:span text:style-name="T14">attribute for setting the maximum idle timeout. The user is logged out after this amount of time of inactivity (no traffic)</text:span></text:p>
      <text:p text:style-name="P32">Type: integer</text:p>
      <text:p text:style-name="P32"/>
      <text:p text:style-name="P32"/>
      <text:p text:style-name="P32"/>
      <text:p text:style-name="P32"><text:soft-page-break/></text:p>
      <text:p text:style-name="P33"/>
      <text:p text:style-name="P33"/>
      <table:table table:name="Table1" table:style-name="Table1">
        <table:table-column table:style-name="Table1.A" table:number-columns-repeated="3"/>
        <table:table-row table:style-name="TableLine94700972463056">
          <table:table-cell table:style-name="Table1.A1" office:value-type="string">
            <text:p text:style-name="P36">Radcheck</text:p>
          </table:table-cell>
          <table:table-cell table:style-name="Table1.A1" office:value-type="string">
            <text:p text:style-name="P36">Radreply</text:p>
          </table:table-cell>
          <table:table-cell table:style-name="Table1.A1" office:value-type="string">
            <text:p text:style-name="P36">Both</text:p>
          </table:table-cell>
        </table:table-row>
        <table:table-row table:style-name="TableLine94700953742272">
          <table:table-cell table:style-name="Table1.A1" office:value-type="string">
            <text:p text:style-name="P33">Cleartext-Password</text:p>
            <text:p text:style-name="P33">Simulataneous-Use</text:p>
          </table:table-cell>
          <table:table-cell table:style-name="Table1.A1" office:value-type="string">
            <text:p text:style-name="P33">Acct-Interim-Interval</text:p>
            <text:p text:style-name="P33">Access-Period</text:p>
            <text:p text:style-name="P33">Idle-Timeout</text:p>
            <text:p text:style-name="P37"><text:span text:style-name="T14">Session-Time</text:span><text:span text:style-name="T15">out</text:span></text:p>
            <text:p text:style-name="P34"/>
          </table:table-cell>
          <table:table-cell table:style-name="Table1.A1" office:value-type="string">
            <text:p text:style-name="P33">ChilliSpot-Max-Total-Octets</text:p>
            <text:list xml:id="list3591741712" text:style-name="WWNum4">
              <text:list-header>
                <text:p text:style-name="P7">ChilliSpot-Bandwidth-Max-Up</text:p>
                <text:p text:style-name="P8">ChilliSpot-Bandwidth-Max-Down</text:p>
              </text:list-header>
            </text:list>
            <text:p text:style-name="P33">Login-Time</text:p>
            <text:p text:style-name="P35">Max-Daily-Session</text:p>
            <text:p text:style-name="P33">Max-Weekly-Session </text:p>
            <text:p text:style-name="P35">Max-Monthly-Session</text:p>
            <text:p text:style-name="P37"><text:span text:style-name="T16">Max-All-Sessions</text:span><text:span text:style-name="T14"> </text:span></text:p>
          </table:table-cell>
        </table:table-row>
      </table:table>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Courier New" svg:font-family="'Courier New'" style:font-family-generic="modern"/>
    <style:font-face style:name="Times new roman" svg:font-family="'Times new roman'" style:font-family-generic="roman"/>
    <style:font-face style:name="Lohit Devanagari1" svg:font-family="'Lohit Devanagari', 'Times New Roman'" style:font-pitch="variable"/>
    <style:font-face style:name="Noto Sans CJK SC" svg:font-family="'Noto Sans CJK SC'"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CA"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Times New Roman'"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Default_20_Paragraph_20_Font" style:display-name="WW-Default Paragraph Font" style:family="text"/>
    <style:style style:name="Heading_20_1_20_Char" style:display-name="Heading 1 Char" style:family="tex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_20_Char" style:display-name="Heading 2 Char" style:family="tex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Sean T Smith</meta:initial-creator>
    <meta:creation-date>2013-08-15T06:15:00</meta:creation-date>
    <dc:date>2022-07-14T17:48:02.219724780</dc:date>
    <meta:editing-cycles>3</meta:editing-cycles>
    <meta:editing-duration>PT3H3M58S</meta:editing-duration>
    <meta:document-statistic meta:table-count="1" meta:image-count="0" meta:object-count="0" meta:page-count="19" meta:paragraph-count="375" meta:word-count="4944" meta:character-count="30485" meta:non-whitespace-character-count="25535"/>
    <meta:generator>LibreOffice/6.4.7.2$Linux_X86_64 LibreOffice_project/40$Build-2</meta:generator>
  </office:meta>
</office:document-meta>
</file>